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26c99" officeooo:paragraph-rsid="00026c99" style:font-weight-asian="bold" style:font-weight-complex="bold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fo:font-weight="bold" officeooo:rsid="00026c99" officeooo:paragraph-rsid="00026c99" style:font-weight-asian="bold" style:font-weight-complex="bold"/>
    </style:style>
    <style:style style:name="P3" style:family="paragraph" style:parent-style-name="Standard" style:list-style-name="L3">
      <style:text-properties style:text-underline-style="none" fo:font-weight="normal" officeooo:rsid="00026c99" officeooo:paragraph-rsid="00026c99" style:font-weight-asian="normal" style:font-weight-complex="normal"/>
    </style:style>
    <style:style style:name="P4" style:family="paragraph" style:parent-style-name="Standard" style:list-style-name="L3">
      <style:text-properties style:text-underline-style="none" fo:font-weight="normal" officeooo:rsid="000457f8" officeooo:paragraph-rsid="000457f8" style:font-weight-asian="normal" style:font-weight-complex="normal"/>
    </style:style>
    <style:style style:name="P5" style:family="paragraph" style:parent-style-name="Standard" style:list-style-name="L3">
      <style:text-properties style:text-underline-style="none" fo:font-weight="normal" officeooo:rsid="00049181" officeooo:paragraph-rsid="00049181" style:font-weight-asian="normal" style:font-weight-complex="normal"/>
    </style:style>
    <style:style style:name="P6" style:family="paragraph" style:parent-style-name="Standard" style:list-style-name="L3">
      <style:text-properties style:text-underline-style="none" fo:font-weight="normal" officeooo:rsid="0005468c" officeooo:paragraph-rsid="0005468c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officeooo:rsid="00067b8b" officeooo:paragraph-rsid="00067b8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67b8b" officeooo:paragraph-rsid="00067b8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84e7a" officeooo:paragraph-rsid="00084e7a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bb45" officeooo:paragraph-rsid="0009bb45" style:font-size-asian="10.5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09bb45" officeooo:paragraph-rsid="0009bb45" style:font-size-asian="10.5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font-name="sans-serif" fo:font-size="9.75pt" officeooo:paragraph-rsid="0009bb45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sans-serif" fo:font-size="9.75pt" officeooo:paragraph-rsid="0009bb45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9.75pt" officeooo:paragraph-rsid="0009bb45"/>
    </style:style>
    <style:style style:name="P15" style:family="paragraph" style:parent-style-name="Standard">
      <style:paragraph-properties fo:text-align="start" style:justify-single-word="false"/>
      <style:text-properties fo:font-size="9.75pt" officeooo:paragraph-rsid="0009bb45"/>
    </style:style>
    <style:style style:name="P16" style:family="paragraph" style:parent-style-name="Standard">
      <style:paragraph-properties fo:text-align="start" style:justify-single-word="false"/>
      <style:text-properties fo:font-size="9.75pt" officeooo:rsid="0009bb45" officeooo:paragraph-rsid="0009bb45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9.75pt" officeooo:rsid="0009bb45" officeooo:paragraph-rsid="0009bb45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9.75pt" officeooo:rsid="0009bb45" officeooo:paragraph-rsid="0009bb45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9bb45" style:font-size-asian="10.5pt" style:font-weight-asian="normal" style:font-size-complex="12pt" style:font-weight-complex="normal"/>
    </style:style>
    <style:style style:name="T3" style:family="text">
      <style:text-properties officeooo:rsid="00049181"/>
    </style:style>
    <style:style style:name="T4" style:family="text">
      <style:text-properties officeooo:rsid="0009bb45"/>
    </style:style>
    <style:style style:name="T5" style:family="text">
      <style:text-properties style:font-name="sans-serif"/>
    </style:style>
    <style:style style:name="T6" style:family="text">
      <style:text-properties style:font-name="sans-serif" officeooo:rsid="0009bb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graphie :</text:p>
      <text:p text:style-name="P1"><text:span text:style-name="T1"/></text:p>
      <text:list xml:id="list6303870278034937309" text:style-name="L2">
        <text:list-item>
          <text:p text:style-name="P2"><text:span text:style-name="T1">Monde : trantor, planisphère full plaines</text:span></text:p>
        </text:list-item>
        <text:list-item>
          <text:p text:style-name="P2"><text:span text:style-name="T1">But : 6 joueurs de la même équipe ayant atteint l’élévation max</text:span></text:p>
          <text:p text:style-name="P2"><text:span text:style-name="T1"/></text:p>
        </text:list-item>
      </text:list>
      <text:p text:style-name="P1">Ressources : (génération alimentaire)</text:p>
      <text:p text:style-name="P1"/>
      <text:list xml:id="list4678170905007927231" text:style-name="L3">
        <text:list-item>
          <text:p text:style-name="P3">Minières : </text:p>
          <text:list>
            <text:list-item>
              <text:p text:style-name="P3">la linemate</text:p>
            </text:list-item>
            <text:list-item>
              <text:p text:style-name="P3">la deraumere</text:p>
            </text:list-item>
            <text:list-item>
              <text:p text:style-name="P3">le sibur</text:p>
            </text:list-item>
            <text:list-item>
              <text:p text:style-name="P3">le mendiane</text:p>
            </text:list-item>
            <text:list-item>
              <text:p text:style-name="P3">le phiras</text:p>
            </text:list-item>
            <text:list-item>
              <text:p text:style-name="P3">la thystame</text:p>
              <text:p text:style-name="P3"/>
            </text:list-item>
          </text:list>
        </text:list-item>
        <text:list-item>
          <text:p text:style-name="P3">Alimentaires :</text:p>
          <text:list>
            <text:list-item>
              <text:p text:style-name="P3">Une unité = 126 unités de temps</text:p>
            </text:list-item>
          </text:list>
          <text:p text:style-name="P3">Activités :</text:p>
          <text:list text:continue-numbering="true">
            <text:list-item>
              <text:p text:style-name="P3">Ramasser des pièrres</text:p>
            </text:list-item>
            <text:list-item>
              <text:p text:style-name="P3">se nourrir</text:p>
            </text:list-item>
            <text:list-item>
              <text:p text:style-name="P3">s’élever</text:p>
            </text:list-item>
          </text:list>
        </text:list-item>
        <text:list-item>
          <text:p text:style-name="P4">Le trantorien</text:p>
          <text:list>
            <text:list-item>
              <text:p text:style-name="P4">Immatériel</text:p>
            </text:list-item>
            <text:list-item>
              <text:p text:style-name="P4">Flou</text:p>
            </text:list-item>
            <text:list-item>
              <text:p text:style-name="P4">Occupe toute la case sur laquelle il se trouve</text:p>
            </text:list-item>
            <text:list-item>
              <text:p text:style-name="P4">On ne peut pas savoir son orientation lorsqu’on le croise</text:p>
            </text:list-item>
            <text:list-item>
              <text:p text:style-name="P7">A une orientation</text:p>
            </text:list-item>
          </text:list>
        </text:list-item>
        <text:list-item>
          <text:p text:style-name="P4">Rituel d’élévation</text:p>
          <text:list>
            <text:list-item>
              <text:p text:style-name="P4">Une combinaison de pierre <text:span text:style-name="T3">(voir tableaux)</text:span></text:p>
            </text:list-item>
            <text:list-item>
              <text:p text:style-name="P4">Un certain nombre de joueurs du même lvl</text:p>
            </text:list-item>
            <text:list-item>
              <text:p text:style-name="P5">Peu importe l’équipe</text:p>
            </text:list-item>
          </text:list>
        </text:list-item>
        <text:list-item>
          <text:p text:style-name="P5">Champ de vision</text:p>
          <text:list>
            <text:list-item>
              <text:p text:style-name="P5">En forme de cone mais en escalier</text:p>
            </text:list-item>
            <text:list-item>
              <text:p text:style-name="P5">Lvl 1 : 1unité de vision</text:p>
            </text:list-item>
            <text:list-item>
              <text:p text:style-name="P5">Lvl up : 1 unité de vision devant et sur les cotés</text:p>
            </text:list-item>
          </text:list>
        </text:list-item>
        <text:list-item>
          <text:p text:style-name="P6">Transmission du son</text:p>
          <text:list>
            <text:list-item>
              <text:p text:style-name="P6">Une onde linéaire qui atteint tous les joueurs en empruntant le chemin le plus court</text:p>
            </text:list-item>
            <text:list-item>
              <text:p text:style-name="P7">La direction de l’onde est indiqué par la dernière case traversée par l’onde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Organisation code</text:p>
      <text:p text:style-name="P9"/>
      <text:p text:style-name="P10">Serveur :</text:p>
      <text:p text:style-name="P10"/>
      <text:list xml:id="list8887621212315800854" text:style-name="L5">
        <text:list-item>
          <text:p text:style-name="P11">Syntaxe : </text:p>
          <text:list>
            <text:list-item>
              <text:p text:style-name="P12"><text:span text:style-name="T2">-p numero de port</text:span></text:p>
            </text:list-item>
            <text:list-item>
              <text:p text:style-name="P12">-x largeur du Monde</text:p>
            </text:list-item>
            <text:list-item>
              <text:p text:style-name="P12">-y hauteur du Monde</text:p>
            </text:list-item>
            <text:list-item>
              <text:p text:style-name="P12">-n nom_de_equipe_1 nom_de_equipe_2 …</text:p>
            </text:list-item>
            <text:list-item>
              <text:p text:style-name="P12">-c nombre de clients par équipe autorisés au commencement du jeu</text:p>
            </text:list-item>
            <text:list-item>
              <text:p text:style-name="P14"><text:span text:style-name="T5">-t delai temporel d’execution des actions</text:span></text:p>
            </text:list-item>
          </text:list>
        </text:list-item>
        <text:list-item>
          <text:p text:style-name="P18"><text:span text:style-name="T5">Un seul thread / processus</text:span></text:p>
        </text:list-item>
        <text:list-item>
          <text:p text:style-name="P18"><text:span text:style-name="T5"/></text:p>
        </text:list-item>
      </text:list>
      <text:p text:style-name="P15"><text:span text:style-name="T5"/></text:p>
      <text:p text:style-name="P16"><text:span text:style-name="T5">Client :</text:span></text:p>
      <text:p text:style-name="P16"><text:span text:style-name="T5"/></text:p>
      <text:list xml:id="list6874454417386211288" text:style-name="L6">
        <text:list-item>
          <text:p text:style-name="P17"><text:span text:style-name="T5">Syntaxe :</text:span></text:p>
          <text:list>
            <text:list-item>
              <text:p text:style-name="P13"><text:span text:style-name="T4">-n nom d’equipe</text:span></text:p>
            </text:list-item>
            <text:list-item>
              <text:p text:style-name="P13">-p port</text:p>
            </text:list-item>
            <text:list-item>
              <text:p text:style-name="P13">-h nom de la machine, par defaut localhos</text:p>
            </text:list-item>
          </text:list>
        </text:list-item>
      </text:list>
      <text:p text:style-name="P1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57:09.747986734</meta:creation-date>
    <dc:date>2016-06-01T19:08:10.475222758</dc:date>
    <meta:editing-duration>PT1H54M28S</meta:editing-duration>
    <meta:editing-cycles>1</meta:editing-cycles>
    <meta:document-statistic meta:table-count="0" meta:image-count="0" meta:object-count="0" meta:page-count="2" meta:paragraph-count="52" meta:word-count="267" meta:character-count="1272" meta:non-whitespace-character-count="1099"/>
    <meta:generator>LibreOffice/5.1.2.2$Linux_X86_64 LibreOffice_project/10m0$Build-2</meta:generator>
  </office:meta>
</office:document-meta>
</file>